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b0e9" officeooo:paragraph-rsid="002fb0e9"/>
    </style:style>
    <style:style style:name="P2" style:family="paragraph" style:parent-style-name="Heading_20_1" style:master-page-name="Right_20_Page">
      <style:paragraph-properties style:page-number="auto"/>
      <style:text-properties officeooo:rsid="002fb0e9" officeooo:paragraph-rsid="0027462a"/>
    </style:style>
    <style:style style:name="T1" style:family="text">
      <style:text-properties officeooo:rsid="002fb0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lowin in the Wind</text:h>
      <text:p text:style-name="Heading_20_2">(<text:span text:style-name="T1">Bob Dylan</text:span>)</text:p>
      <text:p text:style-name="P1">6 <text:s text:c="2"/>6 <text:s/>6 -6 <text:s text:c="3"/>6 <text:s text:c="2"/>-5 6 <text:s text:c="2"/>5 -4 4</text:p>
      <text:p text:style-name="P1">How many roads must a man walk down</text:p>
      <text:p text:style-name="P1"/>
      <text:p text:style-name="P1">5 <text:s text:c="2"/>6 <text:s/>6 <text:s text:c="2"/>-6 <text:s text:c="2"/>6 <text:s text:c="2"/>-5 6</text:p>
      <text:p text:style-name="P1">Before you call him a <text:s/>man?</text:p>
      <text:p text:style-name="P1"/>
      <text:p text:style-name="P1">5 <text:s text:c="2"/>-5 <text:s/>6 <text:s text:c="2"/>6 <text:s/>6 -6 <text:s text:c="2"/>6 <text:s text:c="3"/>-6 <text:s/>6 <text:s text:c="4"/>5 -4 4</text:p>
      <text:p text:style-name="P1">Yes and how many seas must the white dove sail</text:p>
      <text:p text:style-name="P1"/>
      <text:p text:style-name="P1">5 <text:s/>6 <text:s text:c="2"/>5 <text:s text:c="2"/>-5 <text:s text:c="4"/>-5 5 <text:s text:c="2"/>-4</text:p>
      <text:p text:style-name="P1">Before she sleeps in the sand?</text:p>
      <text:p text:style-name="P1"/>
      <text:p text:style-name="P1">5 <text:s text:c="2"/>-5 <text:s/>6 <text:s text:c="2"/>6 <text:s/>6 -6 <text:s text:c="3"/>6 <text:s text:c="3"/>-6 <text:s/>6 <text:s text:c="3"/>5 -4 <text:s text:c="3"/>4</text:p>
      <text:p text:style-name="P1">Yes and how many times must the cannon balls fly</text:p>
      <text:p text:style-name="P1"/>
      <text:p text:style-name="P1">5 <text:s/>6 <text:s text:c="2"/>6 <text:s text:c="6"/>-6 6 -5 6</text:p>
      <text:p text:style-name="P1">Before they’re forever banned?</text:p>
      <text:p text:style-name="P1"/>
      <text:p text:style-name="P1">5 <text:s text:c="2"/>-5 -5 <text:s/>5 <text:s/>-4 <text:s text:c="5"/>-4 5 <text:s text:c="2"/>5 <text:s text:c="2"/>5 <text:s/>-4 <text:s/>4</text:p>
      <text:p text:style-name="P1">The answer my friend, is blowing in the wind,</text:p>
      <text:p text:style-name="P1"/>
      <text:p text:style-name="P1">5 <text:s text:c="2"/>-5 -5 <text:s/>5 <text:s/>-4 <text:s/>-4 <text:s/>4 <text:s/>-4 <text:s/>4</text:p>
      <text:p text:style-name="P1">The answer is blowing in the wind</text:p>
      <text:p text:style-name="P1"/>
      <text:p text:style-name="P1">(The last three lines, or even the entire tune, sounds best when played as chord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2S</meta:editing-duration>
    <meta:editing-cycles>34</meta:editing-cycles>
    <meta:generator>LibreOffice/6.0.1.1$MacOSX_X86_64 LibreOffice_project/60bfb1526849283ce2491346ed2aa51c465abfe6</meta:generator>
    <dc:title>Lyrics + Chords</dc:title>
    <dc:date>2018-03-27T09:33:44.286553593</dc:date>
    <meta:print-date>2017-04-03T12:23:29.985893000</meta:print-date>
    <meta:document-statistic meta:table-count="0" meta:image-count="0" meta:object-count="0" meta:page-count="1" meta:paragraph-count="19" meta:word-count="156" meta:character-count="672" meta:non-whitespace-character-count="43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